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SourceInspector.getSourceProperties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ImageSourceInspector.handlesProperty( String namespac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mageSourceInspector.getHandledPropert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SourceInspector.AbstractImageSourceIn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ImageSourceInspector.getSourceProperty( Source source , String namespace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ImageSourceInspector.getValidity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